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 style:list-style-name="L3">
      <style:graphic-properties draw:fill-color="#ffffff" fo:min-height="12.179cm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bjective</text:p>
              </text:list-item>
              <text:list-item>
                <text:p>Stochasticity</text:p>
              </text:list-item>
              <text:list-item>
                <text:p>Modeling</text:p>
              </text:list-item>
              <text:list-item>
                <text:p>GAL system</text:p>
              </text:list-item>
              <text:list-item>
                <text:p>Approaches</text:p>
              </text:list-item>
              <text:list-item>
                <text:p>Results</text:p>
              </text:list-item>
              <text:list-item>
                <text:p>Refere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Objective</text:p>
          </draw:text-box>
        </draw:frame>
        <draw:frame presentation:style-name="pr5" draw:text-style-name="P2" draw:layer="layout" svg:width="25.199cm" svg:height="12.179cm" svg:x="1.4cm" svg:y="4.914cm" presentation:class="subtitle">
          <draw:text-box>
            <text:list text:style-name="L3">
              <text:list-item>
                <text:p text:style-name="P2">To build a stochastic model for GAL system and reproduce the experimental data.</text:p>
              </text:list-item>
              <text:list-item>
                <text:p text:style-name="P2">Understand the system at molecular level.</text:p>
              </text:list-item>
              <text:list-item>
                <text:p text:style-name="P2">Identify effect of various parameters on system characterstic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ochasticity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mnipresent</text:p>
              </text:list-item>
              <text:list-item>
                <text:p>Randomness driven by event probabilities.</text:p>
              </text:list-item>
              <text:list-item>
                <text:p>Noise</text:p>
              </text:list-item>
              <text:list-item>
                <text:p>Prominent in microsystems</text:p>
              </text:list-item>
              <text:list-item>
                <text:p>Collision theory of chemical rea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ochastic vs Deterministic modeling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06:01:14.529468129</meta:creation-date>
    <meta:editing-duration>PT2M31S</meta:editing-duration>
    <meta:editing-cycles>4</meta:editing-cycles>
    <meta:generator>LibreOffice/4.2.8.2$Linux_X86_64 LibreOffice_project/420m0$Build-2</meta:generator>
    <dc:date>2016-11-22T07:37:36.124898104</dc:date>
    <meta:document-statistic meta:object-count="40"/>
  </office:meta>
</office:document-meta>
</file>